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ANDY YARETH RENGIFO NAVARRO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43016766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IQT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33223077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RENGIFO NAVARRO, ANDY YARETH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3016766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17/08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16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69</text:p>
          </table:table-cell>
          <table:table-cell table:style-name="Tableau1.A2" office:value-type="string">
            <text:p text:style-name="P14">5</text:p>
          </table:table-cell>
          <table:table-cell table:style-name="Tableau1.D2" office:value-type="string">
            <text:p text:style-name="P13">345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345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OLLOS CRIOLLOS</text:p>
          </table:table-cell>
          <table:table-cell table:style-name="Tabla3.A2" office:value-type="string">
            <text:p text:style-name="P21">5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479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16T19:06:11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